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3" style:family="table-cell" style:parent-style-name="Neutral" style:data-style-name="N0">
      <style:table-cell-properties fo:border="thin solid #000000" style:vertical-align="middle" fo:wrap-option="wrap" fo:background-color="#FFEB9C" style:repeat-content="false"/>
      <style:paragraph-properties fo:text-align="center"/>
      <style:text-properties fo:color="#9C57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21229166666667cm"/>
    </style:style>
    <style:style style:name="co3" style:family="table-column">
      <style:table-column-properties fo:break-before="auto" style:column-width="5.13291666666667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3">
            <text:p>Test ID</text:p>
          </table:table-cell>
          <table:table-cell office:value-type="string" table:style-name="ce3">
            <text:p>Purpose of test</text:p>
          </table:table-cell>
          <table:table-cell office:value-type="string" table:style-name="ce3">
            <text:p>Test Results</text:p>
          </table:table-cell>
          <table:table-cell office:value-type="string" table:style-name="ce3">
            <text:p>Descrepency<text:s/></text:p>
          </table:table-cell>
          <table:table-cell office:value-type="string" table:style-name="ce3">
            <text:p>Comments<text:s/>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oes project<text:s/></text:p>
          </table:table-cell>
          <table:table-cell table:number-columns-repeated="3" table:style-name="ce2"/>
          <table:table-cell table:number-columns-repeated="16379"/>
        </table:table-row>
        <table:table-row table:style-name="ro1"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6" table:style-name="ce2">
            <text:p>6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7" table:style-name="ce2">
            <text:p>7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8" table:style-name="ce2">
            <text:p>8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9" table:style-name="ce2">
            <text:p>9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10" table:style-name="ce2">
            <text:p>10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11" table:style-name="ce2">
            <text:p>11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12" table:style-name="ce2">
            <text:p>12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13" table:style-name="ce2">
            <text:p>13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14" table:style-name="ce2">
            <text:p>14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15" table:style-name="ce2">
            <text:p>15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16" table:style-name="ce2">
            <text:p>16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17" table:style-name="ce2">
            <text:p>17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18" table:style-name="ce2">
            <text:p>18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19" table:style-name="ce2">
            <text:p>19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20" table:style-name="ce2">
            <text:p>20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21" table:style-name="ce2">
            <text:p>21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22" table:style-name="ce2">
            <text:p>22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23" table:style-name="ce2">
            <text:p>23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24" table:style-name="ce2">
            <text:p>24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25" table:style-name="ce2">
            <text:p>25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26" table:style-name="ce2">
            <text:p>26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27" table:style-name="ce2">
            <text:p>27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28" table:style-name="ce2">
            <text:p>28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29" table:style-name="ce2">
            <text:p>29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30" table:style-name="ce2">
            <text:p>30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31" table:style-name="ce2">
            <text:p>31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32" table:style-name="ce2">
            <text:p>32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33" table:style-name="ce2">
            <text:p>33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34" table:style-name="ce2">
            <text:p>34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35" table:style-name="ce2">
            <text:p>35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36" table:style-name="ce2">
            <text:p>36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37" table:style-name="ce2">
            <text:p>37</text:p>
          </table:table-cell>
          <table:table-cell table:number-columns-repeated="4" table:style-name="ce2"/>
          <table:table-cell table:number-columns-repeated="16379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bob bobman</meta:initial-creator>
    <dc:creator>bob bobman</dc:creator>
    <meta:creation-date>2023-09-03T13:46:44Z</meta:creation-date>
    <dc:date>2023-09-03T19:05:04Z</dc:date>
  </office:meta>
</office:document-meta>
</file>